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SourceInfo.getView( String query , Environment en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mapSourceInfo.parseURI( Environment env , String sitemap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